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00000004046597E86.png" manifest:media-type="image/png"/>
  <manifest:file-entry manifest:full-path="Pictures/100000000000004000000040CB86C2D0.png" manifest:media-type="image/png"/>
  <manifest:file-entry manifest:full-path="Pictures/1000000000000040000000402DA50B5B.png" manifest:media-type="image/png"/>
  <manifest:file-entry manifest:full-path="Pictures/10000000000000930000006F1FA0BE6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514cm" svg:height="1.741cm" svg:x="11.103cm" svg:y="16.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1.643cm" svg:y="16.675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11.103cm" svg:y="18.22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1.643cm" svg:y="18.486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11.152cm" svg:y="14.77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1.643cm" svg:y="14.853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8.541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9.081cm" svg:y="18.524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3cm" svg:height="1.74cm" svg:x="6.028cm" svg:y="18.26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cm" svg:x="3.514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4.005cm" svg:y="18.335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.539cm" svg:y="18.455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26.089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26.629cm" svg:y="1.265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2cm" svg:x="23.528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24.067cm" svg:y="1.303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2cm" svg:x="21.014cm" svg:y="1.038cm">
            <text:p text:style-name="P1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2cm" svg:x="18.5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5cm" svg:height="1.28cm" svg:x="18.991cm" svg:y="1.114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2cm" svg:x="15.986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6.526cm" svg:y="1.233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2cm" svg:x="1cm" svg:y="16.5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5cm" svg:height="1.281cm" svg:x="1.492cm" svg:y="16.593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1cm" svg:y="13.11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5cm" svg:height="1.281cm" svg:x="1.492cm" svg:y="13.187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1cm" svg:y="14.777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1cm" svg:y="11.3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.539cm" svg:y="11.566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3.514cm" svg:y="11.371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1cm" svg:x="6.028cm" svg:y="11.3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6.567cm" svg:y="11.566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2cm" svg:x="6.028cm" svg:y="9.6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6.519cm" svg:y="9.705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cm" svg:x="6.028cm" svg:y="7.88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6.567cm" svg:y="8.084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3.514cm" svg:y="7.88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4.053cm" svg:y="8.154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cm" svg:x="1cm" svg:y="7.889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041cm" svg:y="7.8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6.532cm" svg:y="7.927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26.041cm" svg:y="4.4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26.532cm" svg:y="4.52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2cm" svg:x="26.041cm" svg:y="6.109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cm" svg:x="26.041cm" svg:y="2.70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6.581cm" svg:y="2.899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2cm" svg:x="1cm" svg:y="6.2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.539cm" svg:y="6.419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1cm" svg:y="4.48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5cm" svg:height="1.281cm" svg:x="1.492cm" svg:y="4.558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cm" svg:y="1.0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5cm" svg:height="1.281cm" svg:x="1.492cm" svg:y="1.152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1cm" svg:y="2.741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2cm" svg:x="11.006cm" svg:y="1.03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1.546cm" svg:y="1.303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cm" svg:x="6.028cm" svg:y="1.0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6.519cm" svg:y="1.152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3.514cm" svg:y="1.0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4.053cm" svg:y="1.27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cm" svg:x="8.445cm" svg:y="1.0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8.984cm" svg:y="1.27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6.131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6.622cm" svg:y="18.335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cm" svg:x="23.672cm" svg:y="18.26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cm" svg:x="21.159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1.65cm" svg:y="18.335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8.645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9.184cm" svg:y="18.455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26.186cm" svg:y="18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6.726cm" svg:y="18.455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2cm" svg:x="26.138cm" svg:y="16.5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26.678cm" svg:y="16.783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2cm" svg:x="16.083cm" svg:y="16.59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6.622cm" svg:y="16.859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6.083cm" svg:y="14.85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6.573cm" svg:y="14.928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cm" svg:x="15.986cm" svg:y="2.70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16.478cm" svg:y="2.78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15.986cm" svg:y="4.444cm">
            <text:p text:style-name="P1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13.472cm" svg:y="4.4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4.012cm" svg:y="4.64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4cm" svg:height="1.741cm" svg:x="11.055cm" svg:y="4.4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11.595cm" svg:y="4.709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cm" svg:x="11.055cm" svg:y="2.704cm">
            <text:p text:style-name="P1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138cm" svg:y="13.0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1cm" svg:x="26.629cm" svg:y="13.112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26.138cm" svg:y="14.777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138cm" svg:y="11.29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6.678cm" svg:y="11.49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2.514cm" svg:height="1.741cm" svg:x="23.72cm" svg:y="11.295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2.514cm" svg:height="1.74cm" svg:x="23.624cm" svg:y="7.813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2.513cm" svg:height="1.742cm" svg:x="21.111cm" svg:y="9.553cm">
            <text:p text:style-name="P1"><text:span text:style-name="T1">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1cm" svg:x="21.207cm" svg:y="11.29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1.698cm" svg:y="11.371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513cm" svg:height="1.74cm" svg:x="21.111cm" svg:y="7.81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636cm" svg:height="1.28cm" svg:x="21.65cm" svg:y="8.078cm">
            <draw:image xlink:href="Pictures/1000000000000040000000402DA50B5B.png" xlink:type="simple" xlink:show="embed" xlink:actuate="onLoad">
              <text:p/>
            </draw:image>
          </draw:frame>
        </draw:g>
        <draw:frame draw:style-name="gr2" draw:text-style-name="P1" draw:layer="layout" svg:width="5.185cm" svg:height="3.915cm" svg:x="12.115cm" svg:y="7cm">
          <draw:image xlink:href="Pictures/10000000000000930000006F1FA0BE69.jpg" xlink:type="simple" xlink:show="embed" xlink:actuate="onLoad">
            <text:p/>
          </draw:image>
        </draw:frame>
        <draw:frame draw:style-name="gr4" draw:text-style-name="P3" draw:layer="layout" svg:width="7.932cm" svg:height="2.143cm" svg:x="10.9cm" svg:y="10.957cm">
          <draw:text-box>
            <text:p><text:span text:style-name="T1">Pictionary</text:span></text:p>
          </draw:text-box>
        </draw:frame>
        <draw:frame draw:style-name="gr5" draw:layer="layout" svg:width="1.844cm" svg:height="0.963cm" svg:x="11.5cm" svg:y="13.9cm">
          <draw:text-box>
            <text:p>Start</text:p>
          </draw:text-box>
        </draw:frame>
        <draw:frame draw:style-name="gr5" draw:layer="layout" svg:width="2.191cm" svg:height="0.963cm" svg:x="16.256cm" svg:y="13.9cm">
          <draw:text-box>
            <text:p>Fini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00:30:28.66</meta:creation-date>
    <dc:date>2012-07-17T00:46:30.03</dc:date>
    <meta:editing-duration>PT1M28S</meta:editing-duration>
    <meta:editing-cycles>2</meta:editing-cycles>
    <meta:generator>LibreOffice/3.5$Windows_x86 LibreOffice_project/7122e39-92ed229-498d286-15e43b4-d70da21</meta:generator>
    <meta:document-statistic meta:object-count="155"/>
  </office:meta>
</office:document-meta>
</file>